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Heading_20_1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Heading_20_1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P11" style:family="paragraph" style:parent-style-name="Heading_20_1">
      <style:paragraph-properties fo:break-before="auto" fo:line-height="115%" style:writing-mode="lr-tb"/>
    </style:style>
    <style:style style:name="T11_1" style:family="text" style:parent-style-name="Heading_20_1"/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/>
    <style:style style:name="P14" style:family="paragraph" style:parent-style-name="Heading_20_2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P16" style:family="paragraph" style:parent-style-name="Heading_20_2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P18" style:family="paragraph" style:parent-style-name="Heading_20_2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P20" style:family="paragraph" style:parent-style-name="Heading_20_1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P21" style:family="paragraph" style:parent-style-name="Heading_20_2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/>
    <style:style style:name="T23_4" style:family="text"/>
    <style:style style:name="T23_5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T24_11" style:family="text"/>
    <style:style style:name="T24_12" style:family="text"/>
    <style:style style:name="T24_13" style:family="text">
      <style:text-properties fo:color="#1155cc" style:text-underline-style="solid" style:text-underline-color="font-color"/>
    </style:style>
    <style:style style:name="T24_14" style:family="text"/>
    <style:style style:name="T24_15" style:family="text">
      <style:text-properties fo:color="#1155cc" style:text-underline-style="solid" style:text-underline-color="font-color"/>
    </style:style>
    <style:style style:name="T24_16" style:family="text"/>
    <style:style style:name="T24_17" style:family="text">
      <style:text-properties fo:color="#1155cc" style:text-underline-style="solid" style:text-underline-color="font-color"/>
    </style:style>
    <style:style style:name="T24_18" style:family="text"/>
    <style:style style:name="T24_19" style:family="text"/>
    <style:style style:name="T24_20" style:family="text">
      <style:text-properties fo:color="#1155cc" style:text-underline-style="solid" style:text-underline-color="font-color"/>
    </style:style>
    <style:style style:name="T24_21" style:family="text"/>
    <style:style style:name="T24_22" style:family="text">
      <style:text-properties fo:color="#1155cc" style:text-underline-style="solid" style:text-underline-color="font-color"/>
    </style:style>
    <style:style style:name="T24_23" style:family="text"/>
    <style:style style:name="T24_24" style:family="text">
      <style:text-properties fo:color="#1155cc" style:text-underline-style="solid" style:text-underline-color="font-color"/>
    </style:style>
    <style:style style:name="T24_25" style:family="text"/>
    <style:style style:name="T24_26" style:family="text">
      <style:text-properties fo:color="#1155cc" style:text-underline-style="solid" style:text-underline-color="font-color"/>
    </style:style>
    <style:style style:name="T24_27" style:family="text"/>
    <style:style style:name="T24_28" style:family="text">
      <style:text-properties fo:color="#1155cc" style:text-underline-style="solid" style:text-underline-color="font-color"/>
    </style:style>
    <style:style style:name="T24_29" style:family="text"/>
    <style:style style:name="T24_30" style:family="text"/>
    <style:style style:name="T24_31" style:family="text">
      <style:text-properties fo:color="#1155cc" style:text-underline-style="solid" style:text-underline-color="font-color"/>
    </style:style>
    <style:style style:name="T24_32" style:family="text"/>
    <style:style style:name="T24_33" style:family="text">
      <style:text-properties fo:color="#1155cc" style:text-underline-style="solid" style:text-underline-color="font-color"/>
    </style:style>
    <style:style style:name="T24_34" style:family="text"/>
    <style:style style:name="T24_35" style:family="text">
      <style:text-properties fo:color="#1155cc" style:text-underline-style="solid" style:text-underline-color="font-color"/>
    </style:style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>
      <style:text-properties fo:color="#1155cc" style:text-underline-style="solid" style:text-underline-color="font-color"/>
    </style:style>
    <style:style style:name="T26_23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>
      <style:text-properties fo:color="#1155cc" style:text-underline-style="solid" style:text-underline-color="font-color"/>
    </style:style>
    <style:style style:name="T29_17" style:family="text"/>
    <style:style style:name="T29_18" style:family="text">
      <style:text-properties fo:color="#1155cc" style:text-underline-style="solid" style:text-underline-color="font-color"/>
    </style:style>
    <style:style style:name="T29_19" style:family="text"/>
    <style:style style:name="T29_20" style:family="text">
      <style:text-properties fo:color="#1155cc" style:text-underline-style="solid" style:text-underline-color="font-color"/>
    </style:style>
    <style:style style:name="T29_21" style:family="text"/>
    <style:style style:name="T29_22" style:family="text"/>
    <style:style style:name="T29_23" style:family="text">
      <style:text-properties fo:color="#1155cc" style:text-underline-style="solid" style:text-underline-color="font-color"/>
    </style:style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>
      <style:text-properties fo:color="#1155cc" style:text-underline-style="solid" style:text-underline-color="font-color"/>
    </style:style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>
      <style:text-properties fo:color="#1155cc" style:text-underline-style="solid" style:text-underline-color="font-color"/>
    </style:style>
    <style:style style:name="T29_36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>
      <style:text-properties fo:color="#1155cc" style:text-underline-style="solid" style:text-underline-color="font-color"/>
    </style:style>
    <style:style style:name="T30_11" style:family="text"/>
    <style:style style:name="T30_12" style:family="text">
      <style:text-properties fo:color="#1155cc" style:text-underline-style="solid" style:text-underline-color="font-color"/>
    </style:style>
    <style:style style:name="T30_13" style:family="text"/>
    <style:style style:name="T30_14" style:family="text">
      <style:text-properties fo:color="#1155cc" style:text-underline-style="solid" style:text-underline-color="font-color"/>
    </style:style>
    <style:style style:name="T30_15" style:family="text"/>
    <style:style style:name="T30_16" style:family="text"/>
    <style:style style:name="T30_17" style:family="text">
      <style:text-properties fo:color="#1155cc" style:text-underline-style="solid" style:text-underline-color="font-color"/>
    </style:style>
    <style:style style:name="T30_18" style:family="text"/>
    <style:style style:name="T30_19" style:family="text"/>
    <style:style style:name="T30_20" style:family="text">
      <style:text-properties fo:color="#1155cc" style:text-underline-style="solid" style:text-underline-color="font-color"/>
    </style:style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>
      <style:text-properties fo:color="#1155cc" style:text-underline-style="solid" style:text-underline-color="font-color"/>
    </style:style>
    <style:style style:name="T30_36" style:family="text"/>
    <style:style style:name="T30_37" style:family="text">
      <style:text-properties fo:color="#1155cc" style:text-underline-style="solid" style:text-underline-color="font-color"/>
    </style:style>
    <style:style style:name="T30_38" style:family="text"/>
    <style:style style:name="T30_39" style:family="text">
      <style:text-properties fo:color="#1155cc" style:text-underline-style="solid" style:text-underline-color="font-color"/>
    </style:style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>
      <style:text-properties fo:color="#1155cc" style:text-underline-style="solid" style:text-underline-color="font-color"/>
    </style:style>
    <style:style style:name="T30_47" style:family="text"/>
    <style:style style:name="T30_48" style:family="text"/>
    <style:style style:name="T30_49" style:family="text">
      <style:text-properties fo:color="#1155cc" style:text-underline-style="solid" style:text-underline-color="font-color"/>
    </style:style>
    <style:style style:name="T30_50" style:family="text"/>
    <style:style style:name="T30_51" style:family="text">
      <style:text-properties fo:color="#1155cc" style:text-underline-style="solid" style:text-underline-color="font-color"/>
    </style:style>
    <style:style style:name="T30_52" style:family="text"/>
    <style:style style:name="T30_53" style:family="text"/>
    <style:style style:name="T30_54" style:family="text">
      <style:text-properties fo:color="#1155cc" style:text-underline-style="solid" style:text-underline-color="font-color"/>
    </style:style>
    <style:style style:name="T30_55" style:family="text"/>
    <style:style style:name="T30_56" style:family="text">
      <style:text-properties fo:color="#1155cc" style:text-underline-style="solid" style:text-underline-color="font-color"/>
    </style:style>
    <style:style style:name="T30_57" style:family="text"/>
    <style:style style:name="T30_58" style:family="text">
      <style:text-properties fo:color="#1155cc" style:text-underline-style="solid" style:text-underline-color="font-color"/>
    </style:style>
    <style:style style:name="T30_59" style:family="text"/>
    <style:style style:name="T30_60" style:family="text">
      <style:text-properties fo:color="#1155cc" style:text-underline-style="solid" style:text-underline-color="font-color"/>
    </style:style>
    <style:style style:name="T30_61" style:family="text"/>
    <style:style style:name="T30_62" style:family="text">
      <style:text-properties fo:color="#1155cc" style:text-underline-style="solid" style:text-underline-color="font-color"/>
    </style:style>
    <style:style style:name="T30_63" style:family="text"/>
    <style:style style:name="T30_64" style:family="text"/>
    <style:style style:name="T30_65" style:family="text">
      <style:text-properties fo:color="#1155cc" style:text-underline-style="solid" style:text-underline-color="font-color"/>
    </style:style>
    <style:style style:name="T30_66" style:family="text"/>
    <style:style style:name="T30_67" style:family="text">
      <style:text-properties fo:color="#1155cc" style:text-underline-style="solid" style:text-underline-color="font-color"/>
    </style:style>
    <style:style style:name="T30_68" style:family="text"/>
    <style:style style:name="T30_69" style:family="text">
      <style:text-properties fo:color="#1155cc" style:text-underline-style="solid" style:text-underline-color="font-color"/>
    </style:style>
    <style:style style:name="T30_70" style:family="text"/>
    <style:style style:name="T30_71" style:family="text"/>
    <style:style style:name="T30_72" style:family="text">
      <style:text-properties fo:color="#1155cc" style:text-underline-style="solid" style:text-underline-color="font-color"/>
    </style:style>
    <style:style style:name="T30_73" style:family="text"/>
    <style:style style:name="T30_74" style:family="text">
      <style:text-properties fo:color="#1155cc" style:text-underline-style="solid" style:text-underline-color="font-color"/>
    </style:style>
    <style:style style:name="T30_75" style:family="text"/>
    <style:style style:name="T30_76" style:family="text">
      <style:text-properties fo:color="#1155cc" style:text-underline-style="solid" style:text-underline-color="font-color"/>
    </style:style>
    <style:style style:name="T30_77" style:family="text"/>
    <style:style style:name="T30_78" style:family="text">
      <style:text-properties fo:color="#1155cc" style:text-underline-style="solid" style:text-underline-color="font-color"/>
    </style:style>
    <style:style style:name="T30_79" style:family="text"/>
    <style:style style:name="T30_80" style:family="text">
      <style:text-properties fo:color="#1155cc" style:text-underline-style="solid" style:text-underline-color="font-color"/>
    </style:style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>
      <style:text-properties fo:color="#1155cc" style:text-underline-style="solid" style:text-underline-color="font-color"/>
    </style:style>
    <style:style style:name="T30_88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P33" style:family="paragraph" style:parent-style-name="Heading_20_2">
      <style:paragraph-properties fo:break-before="auto" fo:line-height="115%" style:writing-mode="lr-tb"/>
    </style:style>
    <style:style style:name="T33_1" style:family="text"/>
    <style:style style:name="T33_2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P37" style:family="paragraph" style:parent-style-name="Heading_20_2">
      <style:paragraph-properties fo:break-before="auto" fo:line-height="115%" style:writing-mode="lr-tb"/>
    </style:style>
    <style:style style:name="T37_1" style:family="text"/>
    <style:style style:name="T37_2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P39" style:family="paragraph" style:parent-style-name="Heading_20_2">
      <style:paragraph-properties fo:break-before="auto" fo:line-height="115%" style:writing-mode="lr-tb"/>
    </style:style>
    <style:style style:name="T39_1" style:family="text"/>
    <style:style style:name="T39_2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P4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jwo083z6ge0b"/><text:bookmark-end text:name="h.jwo083z6ge0b"/><text:span text:style-name="T1_1">Taller</text:span><text:span text:style-name="T1_2"><text:s/></text:span><text:span text:style-name="T1_3">de</text:span><text:span text:style-name="T1_4"><text:s/></text:span><text:span text:style-name="T1_5">cartografía</text:span><text:span text:style-name="T1_6"><text:s/></text:span><text:span text:style-name="T1_7">de</text:span><text:span text:style-name="T1_8"><text:s/></text:span><text:span text:style-name="T1_9">datos</text:span></text:p>
      <text:h text:style-name="P2" text:outline-level="10"><text:bookmark-start text:name="h.g53jbakkuz21"/><text:bookmark-end text:name="h.g53jbakkuz21"/><text:span text:style-name="T2_1">Objetivo</text:span><text:span text:style-name="T2_2"><text:s/></text:span><text:span text:style-name="T2_3">general</text:span><text:span text:style-name="T2_4">:</text:span></text:h>
      <text:p text:style-name="P3"><text:span text:style-name="T3_1">Este</text:span><text:span text:style-name="T3_2"><text:s/></text:span><text:span text:style-name="T3_3">taller</text:span><text:span text:style-name="T3_4"><text:s/></text:span><text:span text:style-name="T3_5">se</text:span><text:span text:style-name="T3_6"><text:s/></text:span><text:span text:style-name="T3_7">propone</text:span><text:span text:style-name="T3_8"><text:s/></text:span><text:span text:style-name="T3_9">enseñar</text:span><text:span text:style-name="T3_10"><text:s/></text:span><text:span text:style-name="T3_11">a</text:span><text:span text:style-name="T3_12"><text:s/></text:span><text:span text:style-name="T3_13">planificar</text:span><text:span text:style-name="T3_14"><text:s/></text:span><text:span text:style-name="T3_15">y</text:span><text:span text:style-name="T3_16"><text:s/></text:span><text:span text:style-name="T3_17">elaborar</text:span><text:span text:style-name="T3_18"><text:s/></text:span><text:span text:style-name="T3_19">mapas</text:span><text:span text:style-name="T3_20"><text:s/></text:span><text:span text:style-name="T3_21">y</text:span><text:span text:style-name="T3_22"><text:s/></text:span><text:span text:style-name="T3_23">sus</text:span><text:span text:style-name="T3_24"><text:s/></text:span><text:span text:style-name="T3_25">capas</text:span><text:span text:style-name="T3_26"><text:s/></text:span><text:span text:style-name="T3_27">de</text:span><text:span text:style-name="T3_28"><text:s/></text:span><text:span text:style-name="T3_29">información</text:span><text:span text:style-name="T3_30"><text:s/></text:span><text:span text:style-name="T3_31">con</text:span><text:span text:style-name="T3_32"><text:s/></text:span><text:span text:style-name="T3_33">fuentes</text:span><text:span text:style-name="T3_34"><text:s/></text:span><text:span text:style-name="T3_35">primarias</text:span><text:span text:style-name="T3_36"><text:s/></text:span><text:span text:style-name="T3_37">de</text:span><text:span text:style-name="T3_38"><text:s/></text:span><text:span text:style-name="T3_39">datos</text:span><text:span text:style-name="T3_40"><text:s/></text:span><text:span text:style-name="T3_41">como</text:span><text:span text:style-name="T3_42"><text:s/></text:span><text:span text:style-name="T3_43">los</text:span><text:span text:style-name="T3_44"><text:s/></text:span><text:span text:style-name="T3_45">sistemas</text:span><text:span text:style-name="T3_46"><text:s/></text:span><text:span text:style-name="T3_47">de</text:span><text:span text:style-name="T3_48"><text:s/></text:span><text:span text:style-name="T3_49">datos</text:span><text:span text:style-name="T3_50"><text:s/></text:span><text:span text:style-name="T3_51">públicos</text:span><text:span text:style-name="T3_52"><text:s/></text:span><text:span text:style-name="T3_53">de</text:span><text:span text:style-name="T3_54"><text:s/></text:span><text:span text:style-name="T3_55">Argentina</text:span><text:span text:style-name="T3_56"><text:s/></text:span><text:span text:style-name="T3_57">y</text:span><text:span text:style-name="T3_58"><text:s/></text:span><text:span text:style-name="T3_59">el</text:span><text:span text:style-name="T3_60"><text:s/></text:span><text:span text:style-name="T3_61">mundo</text:span><text:span text:style-name="T3_62">.</text:span></text:p>
      <text:p text:style-name="P4"/>
      <text:h text:style-name="P5" text:outline-level="10"><text:bookmark-start text:name="h.wbl2xyp3ghf4"/><text:bookmark-end text:name="h.wbl2xyp3ghf4"/><text:span text:style-name="T5_1">Objetivos</text:span><text:span text:style-name="T5_2"><text:s/></text:span><text:span text:style-name="T5_3">secundarios</text:span><text:span text:style-name="T5_4">:</text:span></text:h>
      <text:list text:style-name="LS1" xml:id="list0">
        <text:list-item>
          <text:p text:style-name="P6"><text:span text:style-name="T6_1">Comprender</text:span><text:span text:style-name="T6_2"><text:s/></text:span><text:span text:style-name="T6_3">los</text:span><text:span text:style-name="T6_4"><text:s/></text:span><text:span text:style-name="T6_5">alcances</text:span><text:span text:style-name="T6_6"><text:s/></text:span><text:span text:style-name="T6_7">de</text:span><text:span text:style-name="T6_8"><text:s/></text:span><text:span text:style-name="T6_9">las</text:span><text:span text:style-name="T6_10"><text:s/></text:span><text:span text:style-name="T6_11">representaciones</text:span><text:span text:style-name="T6_12"><text:s/></text:span><text:span text:style-name="T6_13">cartográficas</text:span><text:span text:style-name="T6_14"><text:s/></text:span><text:span text:style-name="T6_15">para</text:span><text:span text:style-name="T6_16"><text:s/></text:span><text:span text:style-name="T6_17">asignar</text:span><text:span text:style-name="T6_18"><text:s/></text:span><text:span text:style-name="T6_19">sentido</text:span><text:span text:style-name="T6_20"><text:s/></text:span><text:span text:style-name="T6_21">a</text:span><text:span text:style-name="T6_22"><text:s/></text:span><text:span text:style-name="T6_23">los</text:span><text:span text:style-name="T6_24"><text:s/></text:span><text:span text:style-name="T6_25">datos</text:span><text:span text:style-name="T6_26"><text:s/></text:span><text:span text:style-name="T6_27">estadísticos</text:span><text:span text:style-name="T6_28">.</text:span></text:p>
        </text:list-item>
        <text:list-item>
          <text:p text:style-name="P7"><text:span text:style-name="T7_1">Familiarizarse</text:span><text:span text:style-name="T7_2"><text:s/></text:span><text:span text:style-name="T7_3">con</text:span><text:span text:style-name="T7_4"><text:s/></text:span><text:span text:style-name="T7_5">el</text:span><text:span text:style-name="T7_6"><text:s/></text:span><text:span text:style-name="T7_7">uso</text:span><text:span text:style-name="T7_8"><text:s/></text:span><text:span text:style-name="T7_9">de</text:span><text:span text:style-name="T7_10"><text:s/></text:span><text:span text:style-name="T7_11">datos</text:span><text:span text:style-name="T7_12"><text:s/></text:span><text:span text:style-name="T7_13">públicos</text:span><text:span text:style-name="T7_14">,<text:s/></text:span><text:span text:style-name="T7_15">herramientas</text:span><text:span text:style-name="T7_16"><text:s/></text:span><text:span text:style-name="T7_17">y</text:span><text:span text:style-name="T7_18"><text:s/></text:span><text:span text:style-name="T7_19">servicios</text:span><text:span text:style-name="T7_20"><text:s/></text:span><text:span text:style-name="T7_21">cartográficos</text:span><text:span text:style-name="T7_22"><text:s/></text:span><text:span text:style-name="T7_23">de</text:span><text:span text:style-name="T7_24"><text:s/></text:span><text:span text:style-name="T7_25">libre</text:span><text:span text:style-name="T7_26"><text:s/></text:span><text:span text:style-name="T7_27">disponibilidad</text:span><text:span text:style-name="T7_28">.</text:span></text:p>
        </text:list-item>
        <text:list-item>
          <text:p text:style-name="P8"><text:span text:style-name="T8_1">Conocer</text:span><text:span text:style-name="T8_2"><text:s/></text:span><text:span text:style-name="T8_3">las</text:span><text:span text:style-name="T8_4"><text:s/></text:span><text:span text:style-name="T8_5">tendencias</text:span><text:span text:style-name="T8_6"><text:s/></text:span><text:span text:style-name="T8_7">y</text:span><text:span text:style-name="T8_8"><text:s/></text:span><text:span text:style-name="T8_9">proyección</text:span><text:span text:style-name="T8_10"><text:s/></text:span><text:span text:style-name="T8_11">de</text:span><text:span text:style-name="T8_12"><text:s/></text:span><text:span text:style-name="T8_13">las</text:span><text:span text:style-name="T8_14"><text:s/></text:span><text:span text:style-name="T8_15">geolocalización</text:span><text:span text:style-name="T8_16"><text:s/></text:span><text:span text:style-name="T8_17">de</text:span><text:span text:style-name="T8_18"><text:s/></text:span><text:span text:style-name="T8_19">información</text:span><text:span text:style-name="T8_20">.</text:span></text:p>
        </text:list-item>
        <text:list-item>
          <text:p text:style-name="P9"><text:span text:style-name="T9_1">Comprender</text:span><text:span text:style-name="T9_2"><text:s/></text:span><text:span text:style-name="T9_3">los</text:span><text:span text:style-name="T9_4"><text:s/></text:span><text:span text:style-name="T9_5">alcances</text:span><text:span text:style-name="T9_6"><text:s/></text:span><text:span text:style-name="T9_7">políticos</text:span><text:span text:style-name="T9_8"><text:s/></text:span><text:span text:style-name="T9_9">y</text:span><text:span text:style-name="T9_10"><text:s/></text:span><text:span text:style-name="T9_11">sociales</text:span><text:span text:style-name="T9_12"><text:s/></text:span><text:span text:style-name="T9_13">de</text:span><text:span text:style-name="T9_14"><text:s/></text:span><text:span text:style-name="T9_15">la</text:span><text:span text:style-name="T9_16"><text:s/></text:span><text:span text:style-name="T9_17">información</text:span><text:span text:style-name="T9_18"><text:s/></text:span><text:span text:style-name="T9_19">espacial</text:span><text:span text:style-name="T9_20">.</text:span></text:p>
        </text:list-item>
        <text:list-item>
          <text:p text:style-name="P10"><text:span text:style-name="T10_1">Experimentar</text:span><text:span text:style-name="T10_2"><text:s/></text:span><text:span text:style-name="T10_3">con</text:span><text:span text:style-name="T10_4"><text:s/></text:span><text:span text:style-name="T10_5">diferentes</text:span><text:span text:style-name="T10_6"><text:s/></text:span><text:span text:style-name="T10_7">herramientas</text:span><text:span text:style-name="T10_8"><text:s/></text:span><text:span text:style-name="T10_9">y</text:span><text:span text:style-name="T10_10"><text:s/></text:span><text:span text:style-name="T10_11">servicios</text:span><text:span text:style-name="T10_12"><text:s/></text:span><text:span text:style-name="T10_13">libres</text:span><text:span text:style-name="T10_14"><text:s/></text:span><text:span text:style-name="T10_15">para</text:span><text:span text:style-name="T10_16"><text:s/></text:span><text:span text:style-name="T10_17">crear</text:span><text:span text:style-name="T10_18"><text:s/></text:span><text:span text:style-name="T10_19">contenidos</text:span><text:span text:style-name="T10_20"><text:s/></text:span><text:span text:style-name="T10_21">originales</text:span><text:span text:style-name="T10_22"><text:s/></text:span><text:span text:style-name="T10_23">a</text:span><text:span text:style-name="T10_24"><text:s/></text:span><text:span text:style-name="T10_25">partir</text:span><text:span text:style-name="T10_26"><text:s/></text:span><text:span text:style-name="T10_27">de</text:span><text:span text:style-name="T10_28"><text:s/></text:span><text:span text:style-name="T10_29">datos</text:span><text:span text:style-name="T10_30"><text:s/></text:span><text:span text:style-name="T10_31">georeferenciados</text:span><text:span text:style-name="T10_32">.</text:span></text:p>
        </text:list-item>
      </text:list>
      <text:h text:style-name="P11" text:outline-level="10"><text:bookmark-start text:name="h.1pu27b6h62yf"/><text:bookmark-end text:name="h.1pu27b6h62yf"/><text:span text:style-name="T11_1"><office:annotation><dc:creator/><text:p text:style-name="P12"><text:span text:style-name="T12_1">Esto</text:span><text:span text:style-name="T12_2"><text:s/></text:span><text:span text:style-name="T12_3">fue</text:span><text:span text:style-name="T12_4"><text:s/></text:span><text:span text:style-name="T12_5">lo</text:span><text:span text:style-name="T12_6"><text:s/></text:span><text:span text:style-name="T12_7">que</text:span><text:span text:style-name="T12_8"><text:s/></text:span><text:span text:style-name="T12_9">le</text:span><text:span text:style-name="T12_10"><text:s/></text:span><text:span text:style-name="T12_11">presentamos</text:span><text:span text:style-name="T12_12"><text:s/></text:span><text:span text:style-name="T12_13">a</text:span><text:span text:style-name="T12_14"><text:s/></text:span><text:span text:style-name="T12_15">Grisel</text:span><text:span text:style-name="T12_16"><text:s/></text:span><text:span text:style-name="T12_17">y</text:span><text:span text:style-name="T12_18"><text:s/></text:span><text:span text:style-name="T12_19">que</text:span><text:span text:style-name="T12_20"><text:s/></text:span><text:span text:style-name="T12_21">publicaron</text:span><text:span text:style-name="T12_22"><text:s/></text:span><text:span text:style-name="T12_23">en</text:span><text:span text:style-name="T12_24"><text:s/></text:span><text:span text:style-name="T12_25">la</text:span><text:span text:style-name="T12_26"><text:s/></text:span><text:span text:style-name="T12_27">web</text:span><text:span text:style-name="T12_28"><text:s/></text:span><text:span text:style-name="T12_29">de</text:span><text:span text:style-name="T12_30"><text:s/></text:span><text:span text:style-name="T12_31">la</text:span><text:span text:style-name="T12_32"><text:s/></text:span><text:span text:style-name="T12_33">FT</text:span><text:span text:style-name="T12_34">,<text:s/></text:span><text:span text:style-name="T12_35">asi</text:span><text:span text:style-name="T12_36"><text:s/></text:span><text:span text:style-name="T12_37">que</text:span><text:span text:style-name="T12_38"><text:s/></text:span><text:span text:style-name="T12_39">deberíamos</text:span><text:span text:style-name="T12_40"><text:s/></text:span><text:span text:style-name="T12_41">hacer</text:span><text:span text:style-name="T12_42"><text:s/></text:span><text:span text:style-name="T12_43">un</text:span><text:span text:style-name="T12_44"><text:s/></text:span><text:span text:style-name="T12_45">recorrido</text:span><text:span text:style-name="T12_46"><text:s/></text:span><text:span text:style-name="T12_47">por</text:span><text:span text:style-name="T12_48"><text:s/></text:span><text:span text:style-name="T12_49">los</text:span><text:span text:style-name="T12_50"><text:s/></text:span><text:span text:style-name="T12_51">contenidos</text:span><text:span text:style-name="T12_52"><text:s/></text:span><text:span text:style-name="T12_53">y</text:span><text:span text:style-name="T12_54"><text:s/></text:span><text:span text:style-name="T12_55">ver</text:span><text:span text:style-name="T12_56"><text:s/></text:span><text:span text:style-name="T12_57">qué</text:span><text:span text:style-name="T12_58"><text:s/></text:span><text:span text:style-name="T12_59">queda</text:span><text:span text:style-name="T12_60"><text:s/></text:span><text:span text:style-name="T12_61">y</text:span><text:span text:style-name="T12_62"><text:s/></text:span><text:span text:style-name="T12_63">qué</text:span><text:span text:style-name="T12_64"><text:s/></text:span><text:span text:style-name="T12_65">no</text:span><text:span text:style-name="T12_66">.</text:span></text:p><text:p text:style-name="P13"><text:span text:style-name="T13_1">http</text:span><text:span text:style-name="T13_2">://</text:span><text:span text:style-name="T13_3">espacio</text:span><text:span text:style-name="T13_4">.</text:span><text:span text:style-name="T13_5">fundaciontelefonica</text:span><text:span text:style-name="T13_6">.</text:span><text:span text:style-name="T13_7">com</text:span><text:span text:style-name="T13_8">.</text:span><text:span text:style-name="T13_9">ar</text:span><text:span text:style-name="T13_10">/2015/06/30/</text:span><text:span text:style-name="T13_11">taller</text:span><text:span text:style-name="T13_12">-</text:span><text:span text:style-name="T13_13">cartografia</text:span><text:span text:style-name="T13_14">-</text:span><text:span text:style-name="T13_15">de</text:span><text:span text:style-name="T13_16">-</text:span><text:span text:style-name="T13_17">datos</text:span><text:span text:style-name="T13_18">/</text:span></text:p></office:annotation></text:span><text:span text:style-name="T13_19">Programa</text:span></text:h>
      <text:h text:style-name="P14" text:outline-level="10"><text:bookmark-start text:name="h.335iku104pau"/><text:bookmark-end text:name="h.335iku104pau"/><text:span text:style-name="T14_1">Unidad</text:span><text:span text:style-name="T14_2"><text:s/></text:span><text:span text:style-name="T14_3">I</text:span><text:span text:style-name="T14_4">:</text:span></text:h>
      <text:p text:style-name="P15"><text:span text:style-name="T15_1">Alcances</text:span><text:span text:style-name="T15_2"><text:s/></text:span><text:span text:style-name="T15_3">de</text:span><text:span text:style-name="T15_4"><text:s/></text:span><text:span text:style-name="T15_5">la</text:span><text:span text:style-name="T15_6"><text:s/></text:span><text:span text:style-name="T15_7">información</text:span><text:span text:style-name="T15_8"><text:s/></text:span><text:span text:style-name="T15_9">geográfica</text:span><text:span text:style-name="T15_10"><text:s/></text:span><text:span text:style-name="T15_11">para</text:span><text:span text:style-name="T15_12"><text:s/></text:span><text:span text:style-name="T15_13">uso</text:span><text:span text:style-name="T15_14"><text:s/></text:span><text:span text:style-name="T15_15">civil</text:span><text:span text:style-name="T15_16">.<text:s/></text:span><text:span text:style-name="T15_17">Introducción</text:span><text:span text:style-name="T15_18"><text:s/></text:span><text:span text:style-name="T15_19">al</text:span><text:span text:style-name="T15_20"><text:s/></text:span><text:span text:style-name="T15_21">Open</text:span><text:span text:style-name="T15_22"><text:s/></text:span><text:span text:style-name="T15_23">Data</text:span><text:span text:style-name="T15_24">.<text:s/></text:span><text:span text:style-name="T15_25">Qué</text:span><text:span text:style-name="T15_26"><text:s/></text:span><text:span text:style-name="T15_27">es</text:span><text:span text:style-name="T15_28"><text:s/></text:span><text:span text:style-name="T15_29">un</text:span><text:span text:style-name="T15_30"><text:s/></text:span><text:span text:style-name="T15_31">dataset</text:span><text:span text:style-name="T15_32">;<text:s/></text:span><text:span text:style-name="T15_33">cómo</text:span><text:span text:style-name="T15_34"><text:s/></text:span><text:span text:style-name="T15_35">se</text:span><text:span text:style-name="T15_36"><text:s/></text:span><text:span text:style-name="T15_37">representan</text:span><text:span text:style-name="T15_38"><text:s/></text:span><text:span text:style-name="T15_39">los</text:span><text:span text:style-name="T15_40"><text:s/></text:span><text:span text:style-name="T15_41">datos</text:span><text:span text:style-name="T15_42"><text:s/></text:span><text:span text:style-name="T15_43">y</text:span><text:span text:style-name="T15_44"><text:s/></text:span><text:span text:style-name="T15_45">metadatos</text:span><text:span text:style-name="T15_46"><text:s/></text:span><text:span text:style-name="T15_47">cartográficos</text:span><text:span text:style-name="T15_48">;<text:s/></text:span><text:span text:style-name="T15_49">tipos</text:span><text:span text:style-name="T15_50"><text:s/></text:span><text:span text:style-name="T15_51">de</text:span><text:span text:style-name="T15_52"><text:s/></text:span><text:span text:style-name="T15_53">formatos</text:span><text:span text:style-name="T15_54"><text:s/></text:span><text:span text:style-name="T15_55">de</text:span><text:span text:style-name="T15_56"><text:s/></text:span><text:span text:style-name="T15_57">datos</text:span><text:span text:style-name="T15_58"><text:s/>(</text:span><text:span text:style-name="T15_59">csv</text:span><text:span text:style-name="T15_60">,<text:s/></text:span><text:span text:style-name="T15_61">json</text:span><text:span text:style-name="T15_62">,<text:s/></text:span><text:span text:style-name="T15_63">geojson</text:span><text:span text:style-name="T15_64">,<text:s/></text:span><text:span text:style-name="T15_65">gis</text:span><text:span text:style-name="T15_66">,<text:s/></text:span><text:span text:style-name="T15_67">shapes</text:span><text:span text:style-name="T15_68"><text:s/></text:span><text:span text:style-name="T15_69">files</text:span><text:span text:style-name="T15_70">,<text:s/></text:span><text:span text:style-name="T15_71">etc</text:span><text:span text:style-name="T15_72">).<text:s/></text:span><text:span text:style-name="T15_73">De</text:span><text:span text:style-name="T15_74"><text:s/></text:span><text:span text:style-name="T15_75">los</text:span><text:span text:style-name="T15_76"><text:s/></text:span><text:span text:style-name="T15_77">metadatos</text:span><text:span text:style-name="T15_78"><text:s/></text:span><text:span text:style-name="T15_79">a</text:span><text:span text:style-name="T15_80"><text:s/></text:span><text:span text:style-name="T15_81">la</text:span><text:span text:style-name="T15_82"><text:s/></text:span><text:span text:style-name="T15_83">información</text:span><text:span text:style-name="T15_84">;<text:s/></text:span><text:span text:style-name="T15_85">qué</text:span><text:span text:style-name="T15_86"><text:s/></text:span><text:span text:style-name="T15_87">datos</text:span><text:span text:style-name="T15_88"><text:s/></text:span><text:span text:style-name="T15_89">pueden</text:span><text:span text:style-name="T15_90"><text:s/></text:span><text:span text:style-name="T15_91">representarse</text:span><text:span text:style-name="T15_92"><text:s/></text:span><text:span text:style-name="T15_93">en</text:span><text:span text:style-name="T15_94"><text:s/></text:span><text:span text:style-name="T15_95">un</text:span><text:span text:style-name="T15_96"><text:s/></text:span><text:span text:style-name="T15_97">mapa</text:span><text:span text:style-name="T15_98"><text:s/></text:span><text:span text:style-name="T15_99">interactivo</text:span><text:span text:style-name="T15_100">;<text:s/></text:span><text:span text:style-name="T15_101">ejemplos</text:span><text:span text:style-name="T15_102"><text:s/></text:span><text:span text:style-name="T15_103">de</text:span><text:span text:style-name="T15_104"><text:s/></text:span><text:span text:style-name="T15_105">visualización</text:span><text:span text:style-name="T15_106"><text:s/></text:span><text:span text:style-name="T15_107">de</text:span><text:span text:style-name="T15_108"><text:s/></text:span><text:span text:style-name="T15_109">datos</text:span><text:span text:style-name="T15_110"><text:s/></text:span><text:span text:style-name="T15_111">cartográficos</text:span><text:span text:style-name="T15_112">;<text:s/></text:span><text:span text:style-name="T15_113">el</text:span><text:span text:style-name="T15_114"><text:s/></text:span><text:span text:style-name="T15_115">uso</text:span><text:span text:style-name="T15_116"><text:s/></text:span><text:span text:style-name="T15_117">de</text:span><text:span text:style-name="T15_118"><text:s/></text:span><text:span text:style-name="T15_119">clusters</text:span><text:span text:style-name="T15_120">,<text:s/></text:span><text:span text:style-name="T15_121">mapas</text:span><text:span text:style-name="T15_122"><text:s/></text:span><text:span text:style-name="T15_123">de</text:span><text:span text:style-name="T15_124"><text:s/></text:span><text:span text:style-name="T15_125">intensidad</text:span><text:span text:style-name="T15_126"><text:s/></text:span><text:span text:style-name="T15_127">y</text:span><text:span text:style-name="T15_128"><text:s/></text:span><text:span text:style-name="T15_129">calor</text:span><text:span text:style-name="T15_130">,<text:s/></text:span><text:span text:style-name="T15_131">señalización</text:span><text:span text:style-name="T15_132"><text:s/></text:span><text:span text:style-name="T15_133">espacial</text:span><text:span text:style-name="T15_134">,<text:s/></text:span><text:span text:style-name="T15_135">etc</text:span><text:span text:style-name="T15_136">.,<text:s/></text:span><text:span text:style-name="T15_137">la</text:span><text:span text:style-name="T15_138"><text:s/></text:span><text:span text:style-name="T15_139">dimensión</text:span><text:span text:style-name="T15_140"><text:s/></text:span><text:span text:style-name="T15_141">temporal</text:span><text:span text:style-name="T15_142"><text:s/></text:span><text:span text:style-name="T15_143">en</text:span><text:span text:style-name="T15_144"><text:s/></text:span><text:span text:style-name="T15_145">los</text:span><text:span text:style-name="T15_146"><text:s/></text:span><text:span text:style-name="T15_147">mapas</text:span></text:p>
      <text:h text:style-name="P16" text:outline-level="10"><text:bookmark-start text:name="h.iccdydryjhkq"/><text:bookmark-end text:name="h.iccdydryjhkq"/><text:span text:style-name="T16_1">Unidad</text:span><text:span text:style-name="T16_2"><text:s/></text:span><text:span text:style-name="T16_3">II</text:span><text:span text:style-name="T16_4">:</text:span></text:h>
      <text:p text:style-name="P17"><text:span text:style-name="T17_1">Presentación</text:span><text:span text:style-name="T17_2"><text:s/></text:span><text:span text:style-name="T17_3">y</text:span><text:span text:style-name="T17_4"><text:s/></text:span><text:span text:style-name="T17_5">uso</text:span><text:span text:style-name="T17_6"><text:s/></text:span><text:span text:style-name="T17_7">práctico</text:span><text:span text:style-name="T17_8"><text:s/></text:span><text:span text:style-name="T17_9">de</text:span><text:span text:style-name="T17_10"><text:s/></text:span><text:span text:style-name="T17_11">tecnologías</text:span><text:span text:style-name="T17_12"><text:s/></text:span><text:span text:style-name="T17_13">disponibles</text:span><text:span text:style-name="T17_14">:<text:s/></text:span><text:span text:style-name="T17_15">cómo</text:span><text:span text:style-name="T17_16"><text:s/></text:span><text:span text:style-name="T17_17">geolocalizar</text:span><text:span text:style-name="T17_18"><text:s/></text:span><text:span text:style-name="T17_19">con</text:span><text:span text:style-name="T17_20"><text:s/></text:span><text:span text:style-name="T17_21">CartoDb</text:span><text:span text:style-name="T17_22">,<text:s/></text:span><text:span text:style-name="T17_23">OpenStreetMap</text:span><text:span text:style-name="T17_24">,<text:s/></text:span><text:span text:style-name="T17_25">FusionTables</text:span><text:span text:style-name="T17_26">.<text:s/></text:span><text:span text:style-name="T17_27">Normalización</text:span><text:span text:style-name="T17_28"><text:s/></text:span><text:span text:style-name="T17_29">de</text:span><text:span text:style-name="T17_30"><text:s/></text:span><text:span text:style-name="T17_31">datos</text:span><text:span text:style-name="T17_32"><text:s/></text:span><text:span text:style-name="T17_33">con</text:span><text:span text:style-name="T17_34"><text:s/></text:span><text:span text:style-name="T17_35">OpenRefine</text:span><text:span text:style-name="T17_36">.<text:s/></text:span><text:span text:style-name="T17_37">Análisis</text:span><text:span text:style-name="T17_38"><text:s/></text:span><text:span text:style-name="T17_39">de</text:span><text:span text:style-name="T17_40"><text:s/></text:span><text:span text:style-name="T17_41">casos</text:span><text:span text:style-name="T17_42"><text:s/></text:span><text:span text:style-name="T17_43">con</text:span><text:span text:style-name="T17_44"><text:s/></text:span><text:span text:style-name="T17_45">los</text:span><text:span text:style-name="T17_46"><text:s/></text:span><text:span text:style-name="T17_47">servicios</text:span><text:span text:style-name="T17_48"><text:s/></text:span><text:span text:style-name="T17_49">de</text:span><text:span text:style-name="T17_50"><text:s/></text:span><text:span text:style-name="T17_51">CartoDb</text:span><text:span text:style-name="T17_52"><text:s/></text:span><text:span text:style-name="T17_53">y</text:span><text:span text:style-name="T17_54"><text:s/></text:span><text:span text:style-name="T17_55">FusionTables</text:span><text:span text:style-name="T17_56">;<text:s/></text:span><text:span text:style-name="T17_57">el</text:span><text:span text:style-name="T17_58"><text:s/></text:span><text:span text:style-name="T17_59">proyecto</text:span><text:span text:style-name="T17_60"><text:s/></text:span><text:span text:style-name="T17_61">Mapa</text:span><text:span text:style-name="T17_62"><text:s/></text:span><text:span text:style-name="T17_63">Educativo</text:span><text:span text:style-name="T17_64"><text:s/></text:span><text:span text:style-name="T17_65">del</text:span><text:span text:style-name="T17_66"><text:s/></text:span><text:span text:style-name="T17_67">Ministerio</text:span><text:span text:style-name="T17_68"><text:s/></text:span><text:span text:style-name="T17_69">de</text:span><text:span text:style-name="T17_70"><text:s/></text:span><text:span text:style-name="T17_71">Educación</text:span><text:span text:style-name="T17_72"><text:s/></text:span><text:span text:style-name="T17_73">y</text:span><text:span text:style-name="T17_74"><text:s/></text:span><text:span text:style-name="T17_75">la</text:span><text:span text:style-name="T17_76"><text:s/></text:span><text:span text:style-name="T17_77">Infraestructura</text:span><text:span text:style-name="T17_78"><text:s/></text:span><text:span text:style-name="T17_79">de</text:span><text:span text:style-name="T17_80"><text:s/></text:span><text:span text:style-name="T17_81">Datos</text:span><text:span text:style-name="T17_82"><text:s/></text:span><text:span text:style-name="T17_83">Espaciales</text:span><text:span text:style-name="T17_84"><text:s/></text:span><text:span text:style-name="T17_85">de</text:span><text:span text:style-name="T17_86"><text:s/></text:span><text:span text:style-name="T17_87">Argentina</text:span><text:span text:style-name="T17_88"><text:s/>(</text:span><text:span text:style-name="T17_89">IDERA</text:span><text:span text:style-name="T17_90">).<text:s/></text:span><text:span text:style-name="T17_91">El</text:span><text:span text:style-name="T17_92"><text:s/></text:span><text:span text:style-name="T17_93">poder</text:span><text:span text:style-name="T17_94"><text:s/></text:span><text:span text:style-name="T17_95">cartográfico</text:span><text:span text:style-name="T17_96"><text:s/></text:span><text:span text:style-name="T17_97">de</text:span><text:span text:style-name="T17_98"><text:s/></text:span><text:span text:style-name="T17_99">Google</text:span><text:span text:style-name="T17_100">.<text:s/></text:span><text:span text:style-name="T17_101">El</text:span><text:span text:style-name="T17_102"><text:s/></text:span><text:span text:style-name="T17_103">proyecto</text:span><text:span text:style-name="T17_104"><text:s/></text:span><text:span text:style-name="T17_105">OpenStreetMap</text:span><text:span text:style-name="T17_106"><text:s/></text:span><text:span text:style-name="T17_107">y</text:span><text:span text:style-name="T17_108"><text:s/></text:span><text:span text:style-name="T17_109">la</text:span><text:span text:style-name="T17_110"><text:s/></text:span><text:span text:style-name="T17_111">construcción</text:span><text:span text:style-name="T17_112"><text:s/></text:span><text:span text:style-name="T17_113">colaborativa</text:span><text:span text:style-name="T17_114"><text:s/></text:span><text:span text:style-name="T17_115">y</text:span><text:span text:style-name="T17_116"><text:s/></text:span><text:span text:style-name="T17_117">abierta</text:span><text:span text:style-name="T17_118"><text:s/></text:span><text:span text:style-name="T17_119">de</text:span><text:span text:style-name="T17_120"><text:s/></text:span><text:span text:style-name="T17_121">la</text:span><text:span text:style-name="T17_122"><text:s/></text:span><text:span text:style-name="T17_123">cartografía</text:span><text:span text:style-name="T17_124">.</text:span></text:p>
      <text:h text:style-name="P18" text:outline-level="10"><text:bookmark-start text:name="h.wwcuumm5nn1g"/><text:bookmark-end text:name="h.wwcuumm5nn1g"/><text:span text:style-name="T18_1">Unidad</text:span><text:span text:style-name="T18_2"><text:s/></text:span><text:span text:style-name="T18_3">III</text:span><text:span text:style-name="T18_4">:</text:span></text:h>
      <text:p text:style-name="P19"><text:span text:style-name="T19_1">La</text:span><text:span text:style-name="T19_2"><text:s/></text:span><text:span text:style-name="T19_3">frontera</text:span><text:span text:style-name="T19_4"><text:s/></text:span><text:span text:style-name="T19_5">de</text:span><text:span text:style-name="T19_6"><text:s/></text:span><text:span text:style-name="T19_7">los</text:span><text:span text:style-name="T19_8"><text:s/></text:span><text:span text:style-name="T19_9">datos</text:span><text:span text:style-name="T19_10"><text:s/></text:span><text:span text:style-name="T19_11">cartográficos</text:span><text:span text:style-name="T19_12">.<text:s/></text:span><text:span text:style-name="T19_13">El</text:span><text:span text:style-name="T19_14"><text:s/></text:span><text:span text:style-name="T19_15">uso</text:span><text:span text:style-name="T19_16"><text:s/></text:span><text:span text:style-name="T19_17">de</text:span><text:span text:style-name="T19_18"><text:s/></text:span><text:span text:style-name="T19_19">APIs</text:span><text:span text:style-name="T19_20">.<text:s/></text:span><text:span text:style-name="T19_21">Fuentes</text:span><text:span text:style-name="T19_22"><text:s/></text:span><text:span text:style-name="T19_23">de</text:span><text:span text:style-name="T19_24"><text:s/></text:span><text:span text:style-name="T19_25">datos</text:span><text:span text:style-name="T19_26"><text:s/></text:span><text:span text:style-name="T19_27">primarias</text:span><text:span text:style-name="T19_28">;<text:s/></text:span><text:span text:style-name="T19_29">el</text:span><text:span text:style-name="T19_30"><text:s/></text:span><text:span text:style-name="T19_31">Sistema</text:span><text:span text:style-name="T19_32"><text:s/></text:span><text:span text:style-name="T19_33">Nacional</text:span><text:span text:style-name="T19_34"><text:s/></text:span><text:span text:style-name="T19_35">de</text:span><text:span text:style-name="T19_36"><text:s/></text:span><text:span text:style-name="T19_37">Datos</text:span><text:span text:style-name="T19_38"><text:s/></text:span><text:span text:style-name="T19_39">Públicos</text:span><text:span text:style-name="T19_40"><text:s/>(</text:span><text:span text:style-name="T19_41">SINDAP</text:span><text:span text:style-name="T19_42">)<text:s/></text:span><text:span text:style-name="T19_43">y</text:span><text:span text:style-name="T19_44"><text:s/></text:span><text:span text:style-name="T19_45">otras</text:span><text:span text:style-name="T19_46"><text:s/></text:span><text:span text:style-name="T19_47">fuentes</text:span><text:span text:style-name="T19_48"><text:s/></text:span><text:span text:style-name="T19_49">de</text:span><text:span text:style-name="T19_50"><text:s/></text:span><text:span text:style-name="T19_51">datos</text:span><text:span text:style-name="T19_52">.<text:s/></text:span><text:span text:style-name="T19_53">Uso</text:span><text:span text:style-name="T19_54"><text:s/></text:span><text:span text:style-name="T19_55">de</text:span><text:span text:style-name="T19_56"><text:s/></text:span><text:span text:style-name="T19_57">BAHRA</text:span><text:span text:style-name="T19_58"><text:s/>(</text:span><text:span text:style-name="T19_59">cartografía</text:span><text:span text:style-name="T19_60"><text:s/></text:span><text:span text:style-name="T19_61">oficial</text:span><text:span text:style-name="T19_62"><text:s/></text:span><text:span text:style-name="T19_63">de</text:span><text:span text:style-name="T19_64"><text:s/></text:span><text:span text:style-name="T19_65">argentina</text:span><text:span text:style-name="T19_66">)<text:s/></text:span><text:span text:style-name="T19_67">y</text:span><text:span text:style-name="T19_68"><text:s/></text:span><text:span text:style-name="T19_69">los</text:span><text:span text:style-name="T19_70"><text:s/></text:span><text:span text:style-name="T19_71">servicios</text:span><text:span text:style-name="T19_72"><text:s/></text:span><text:span text:style-name="T19_73">de</text:span><text:span text:style-name="T19_74"><text:s/></text:span><text:span text:style-name="T19_75">geocodificación</text:span><text:span text:style-name="T19_76"><text:s/>(</text:span><text:span text:style-name="T19_77">OSM</text:span><text:span text:style-name="T19_78">,<text:s/></text:span><text:span text:style-name="T19_79">Google</text:span><text:span text:style-name="T19_80">,<text:s/></text:span><text:span text:style-name="T19_81">etc</text:span><text:span text:style-name="T19_82">);<text:s/></text:span><text:span text:style-name="T19_83">los</text:span><text:span text:style-name="T19_84"><text:s/></text:span><text:span text:style-name="T19_85">formatos</text:span><text:span text:style-name="T19_86"><text:s/></text:span><text:span text:style-name="T19_87">de</text:span><text:span text:style-name="T19_88"><text:s/></text:span><text:span text:style-name="T19_89">datos</text:span><text:span text:style-name="T19_90"><text:s/></text:span><text:span text:style-name="T19_91">geoespaciales</text:span><text:span text:style-name="T19_92">.<text:s/></text:span><text:span text:style-name="T19_93">Los</text:span><text:span text:style-name="T19_94"><text:s/></text:span><text:span text:style-name="T19_95">usos</text:span><text:span text:style-name="T19_96"><text:s/></text:span><text:span text:style-name="T19_97">posibles</text:span><text:span text:style-name="T19_98"><text:s/></text:span><text:span text:style-name="T19_99">de</text:span><text:span text:style-name="T19_100"><text:s/></text:span><text:span text:style-name="T19_101">la</text:span><text:span text:style-name="T19_102"><text:s/></text:span><text:span text:style-name="T19_103">información</text:span><text:span text:style-name="T19_104"><text:s/></text:span><text:span text:style-name="T19_105">cartográfica</text:span><text:span text:style-name="T19_106">;<text:s/></text:span><text:span text:style-name="T19_107">la</text:span><text:span text:style-name="T19_108"><text:s/></text:span><text:span text:style-name="T19_109">proyección</text:span><text:span text:style-name="T19_110"><text:s/></text:span><text:span text:style-name="T19_111">del</text:span><text:span text:style-name="T19_112"><text:s/></text:span><text:span text:style-name="T19_113">BigData</text:span><text:span text:style-name="T19_114"><text:s/></text:span><text:span text:style-name="T19_115">y</text:span><text:span text:style-name="T19_116"><text:s/></text:span><text:span text:style-name="T19_117">la</text:span><text:span text:style-name="T19_118"><text:s/></text:span><text:span text:style-name="T19_119">Internet</text:span><text:span text:style-name="T19_120"><text:s/></text:span><text:span text:style-name="T19_121">de</text:span><text:span text:style-name="T19_122"><text:s/></text:span><text:span text:style-name="T19_123">las</text:span><text:span text:style-name="T19_124"><text:s/></text:span><text:span text:style-name="T19_125">cosas</text:span><text:span text:style-name="T19_126"><text:s/></text:span><text:span text:style-name="T19_127">en</text:span><text:span text:style-name="T19_128"><text:s/></text:span><text:span text:style-name="T19_129">la</text:span><text:span text:style-name="T19_130"><text:s/></text:span><text:span text:style-name="T19_131">dimensión</text:span><text:span text:style-name="T19_132"><text:s/></text:span><text:span text:style-name="T19_133">geoespacial</text:span><text:span text:style-name="T19_134">.</text:span></text:p>
      <text:h text:style-name="P20" text:outline-level="10"><text:bookmark-start text:name="h.623qefllrpls"/><text:bookmark-end text:name="h.623qefllrpls"/><text:span text:style-name="T20_1">Desarrollo</text:span><text:span text:style-name="T20_2"><text:s/></text:span><text:span text:style-name="T20_3">por</text:span><text:span text:style-name="T20_4"><text:s/></text:span><text:span text:style-name="T20_5">clase</text:span></text:h>
      <text:h text:style-name="P21" text:outline-level="10"><text:bookmark-start text:name="h.76a63utsyu6b"/><text:bookmark-end text:name="h.76a63utsyu6b"/><text:span text:style-name="T21_1">Clase</text:span><text:span text:style-name="T21_2"><text:s/>1<text:s/>(</text:span><text:span text:style-name="T21_3">introducción</text:span><text:span text:style-name="T21_4">)</text:span></text:h>
      <text:p text:style-name="P22"/>
      <text:p text:style-name="P23"><text:span text:style-name="T23_1">Momento</text:span><text:span text:style-name="T23_2"><text:s/>1</text:span><text:span text:style-name="T23_3">:<text:s/></text:span><text:span text:style-name="T23_4">Introducción</text:span><text:span text:style-name="T23_5">:<text:s/></text:span></text:p>
      <text:p text:style-name="P24"><text:span text:style-name="T24_1">Introducción</text:span><text:span text:style-name="T24_2"><text:s/></text:span><text:span text:style-name="T24_3">al</text:span><text:span text:style-name="T24_4"><text:s/></text:span><text:span text:style-name="T24_5">Open</text:span><text:span text:style-name="T24_6"><text:s/></text:span><text:span text:style-name="T24_7">Data</text:span><text:span text:style-name="T24_8"><text:s/>(</text:span><text:span text:style-name="T24_9"><text:a xlink:type="simple" xlink:href="https://www.youtube.com/watch?v=ndiVbSQe5Aw"><text:span text:style-name="T24_10">CEPAL</text:span></text:a></text:span><text:span text:style-name="T24_11">,<text:s/></text:span><text:span text:style-name="T24_12"><text:a xlink:type="simple" xlink:href="https://www.youtube.com/watch?v=fgOaVdef4Ok"><text:span text:style-name="T24_13">Abredatos</text:span></text:a></text:span><text:span text:style-name="T24_14"><text:a xlink:type="simple" xlink:href="https://www.youtube.com/watch?v=fgOaVdef4Ok"><text:span text:style-name="T24_15"><text:s/></text:span></text:a></text:span><text:span text:style-name="T24_16"><text:a xlink:type="simple" xlink:href="https://www.youtube.com/watch?v=fgOaVdef4Ok"><text:span text:style-name="T24_17">UY</text:span></text:a></text:span><text:span text:style-name="T24_18">,<text:s/></text:span><text:span text:style-name="T24_19"><text:a xlink:type="simple" xlink:href="https://www.youtube.com/watch?v=SXlW5ShXh8o"><text:span text:style-name="T24_20">Datos</text:span></text:a></text:span><text:span text:style-name="T24_21"><text:a xlink:type="simple" xlink:href="https://www.youtube.com/watch?v=SXlW5ShXh8o"><text:span text:style-name="T24_22"><text:s/></text:span></text:a></text:span><text:span text:style-name="T24_23"><text:a xlink:type="simple" xlink:href="https://www.youtube.com/watch?v=SXlW5ShXh8o"><text:span text:style-name="T24_24">abiertos</text:span></text:a></text:span><text:span text:style-name="T24_25"><text:a xlink:type="simple" xlink:href="https://www.youtube.com/watch?v=SXlW5ShXh8o"><text:span text:style-name="T24_26"><text:s/></text:span></text:a></text:span><text:span text:style-name="T24_27"><text:a xlink:type="simple" xlink:href="https://www.youtube.com/watch?v=SXlW5ShXh8o"><text:span text:style-name="T24_28">MX</text:span></text:a></text:span><text:span text:style-name="T24_29">,<text:s/></text:span><text:span text:style-name="T24_30"><text:a xlink:type="simple" xlink:href="https://www.youtube.com/watch?v=QGeJzj8NQTw"><text:span text:style-name="T24_31">LN</text:span></text:a></text:span><text:span text:style-name="T24_32"><text:a xlink:type="simple" xlink:href="https://www.youtube.com/watch?v=QGeJzj8NQTw"><text:span text:style-name="T24_33"><text:s/></text:span></text:a></text:span><text:span text:style-name="T24_34"><text:a xlink:type="simple" xlink:href="https://www.youtube.com/watch?v=QGeJzj8NQTw"><text:span text:style-name="T24_35">Data</text:span></text:a></text:span><text:span text:style-name="T24_36">)<text:s/></text:span><text:span text:style-name="T24_37">y</text:span><text:span text:style-name="T24_38"><text:s/></text:span><text:span text:style-name="T24_39">el</text:span><text:span text:style-name="T24_40"><text:s/></text:span><text:span text:style-name="T24_41">Gobierno</text:span><text:span text:style-name="T24_42"><text:s/></text:span><text:span text:style-name="T24_43">Abierto</text:span><text:span text:style-name="T24_44">.</text:span></text:p>
      <text:p text:style-name="P25"><text:span text:style-name="T25_1">Qué</text:span><text:span text:style-name="T25_2"><text:s/></text:span><text:span text:style-name="T25_3">son</text:span><text:span text:style-name="T25_4"><text:s/></text:span><text:span text:style-name="T25_5">los</text:span><text:span text:style-name="T25_6"><text:s/></text:span><text:span text:style-name="T25_7">datasets</text:span><text:span text:style-name="T25_8"><text:s/></text:span><text:span text:style-name="T25_9">y</text:span><text:span text:style-name="T25_10"><text:s/></text:span><text:span text:style-name="T25_11">los</text:span><text:span text:style-name="T25_12"><text:s/></text:span><text:span text:style-name="T25_13">metadatos</text:span><text:span text:style-name="T25_14"><text:s/>(</text:span><text:span text:style-name="T25_15">definición</text:span><text:span text:style-name="T25_16"><text:s/></text:span><text:span text:style-name="T25_17">SINDAP</text:span><text:span text:style-name="T25_18">).<text:s/>(</text:span><text:span text:style-name="T25_19">Formatos</text:span><text:span text:style-name="T25_20"><text:s/></text:span><text:span text:style-name="T25_21">de</text:span><text:span text:style-name="T25_22"><text:s/></text:span><text:span text:style-name="T25_23">archivos</text:span><text:span text:style-name="T25_24">,<text:s/></text:span><text:span text:style-name="T25_25">csv</text:span><text:span text:style-name="T25_26">,<text:s/></text:span><text:span text:style-name="T25_27">json</text:span><text:span text:style-name="T25_28">,<text:s/></text:span><text:span text:style-name="T25_29">etc</text:span><text:span text:style-name="T25_30">)</text:span></text:p>
      <text:p text:style-name="P26"><text:span text:style-name="T26_1">Cartografia</text:span><text:span text:style-name="T26_2"><text:s/></text:span><text:span text:style-name="T26_3">de</text:span><text:span text:style-name="T26_4"><text:s/></text:span><text:span text:style-name="T26_5">datos</text:span><text:span text:style-name="T26_6"><text:s/>(</text:span><text:span text:style-name="T26_7">Formatos</text:span><text:span text:style-name="T26_8"><text:s/></text:span><text:span text:style-name="T26_9">gis</text:span><text:span text:style-name="T26_10">,<text:s/></text:span><text:span text:style-name="T26_11">shapes</text:span><text:span text:style-name="T26_12"><text:s/></text:span><text:span text:style-name="T26_13">files</text:span><text:span text:style-name="T26_14">,<text:s/></text:span><text:span text:style-name="T26_15">etc</text:span><text:span text:style-name="T26_16">,<text:s/></text:span><text:span text:style-name="T26_17">referencias</text:span><text:span text:style-name="T26_18"><text:s/></text:span><text:span text:style-name="T26_19">a</text:span><text:span text:style-name="T26_20"><text:s/></text:span><text:span text:style-name="T26_21"><text:a xlink:type="simple" xlink:href="http://servicios.idera.gob.ar/mapa/"><text:span text:style-name="T26_22">IDERA</text:span></text:a></text:span><text:span text:style-name="T26_23">)</text:span></text:p>
      <text:p text:style-name="P27"/>
      <text:p text:style-name="P28"><text:span text:style-name="T28_1">Momento</text:span><text:span text:style-name="T28_2"><text:s/>2</text:span><text:span text:style-name="T28_3">:<text:s/></text:span><text:span text:style-name="T28_4">Qué</text:span><text:span text:style-name="T28_5"><text:s/></text:span><text:span text:style-name="T28_6">hacer</text:span><text:span text:style-name="T28_7"><text:s/></text:span><text:span text:style-name="T28_8">con</text:span><text:span text:style-name="T28_9"><text:s/></text:span><text:span text:style-name="T28_10">los</text:span><text:span text:style-name="T28_11"><text:s/></text:span><text:span text:style-name="T28_12">datos</text:span><text:span text:style-name="T28_13">:<text:s/></text:span></text:p>
      <text:p text:style-name="P29"><text:span text:style-name="T29_1">Portales</text:span><text:span text:style-name="T29_2"><text:s/></text:span><text:span text:style-name="T29_3">de</text:span><text:span text:style-name="T29_4"><text:s/></text:span><text:span text:style-name="T29_5">datos</text:span><text:span text:style-name="T29_6"><text:s/></text:span><text:span text:style-name="T29_7">públicos</text:span><text:span text:style-name="T29_8"><text:s/></text:span><text:span text:style-name="T29_9">y</text:span><text:span text:style-name="T29_10"><text:s/></text:span><text:span text:style-name="T29_11">privados</text:span><text:span text:style-name="T29_12"><text:s/>(</text:span><text:span text:style-name="T29_13">público</text:span><text:span text:style-name="T29_14">:<text:s/></text:span><text:span text:style-name="T29_15"><text:a xlink:type="simple" xlink:href="https://it.pami.org.ar/"><text:span text:style-name="T29_16">IT</text:span></text:a></text:span><text:span text:style-name="T29_17"><text:a xlink:type="simple" xlink:href="https://it.pami.org.ar/"><text:span text:style-name="T29_18">-</text:span></text:a></text:span><text:span text:style-name="T29_19"><text:a xlink:type="simple" xlink:href="https://it.pami.org.ar/"><text:span text:style-name="T29_20">PAMI</text:span></text:a></text:span><text:span text:style-name="T29_21">,<text:s/></text:span><text:span text:style-name="T29_22"><text:a xlink:type="simple" xlink:href="http://datospublicos.gob.ar/"><text:span text:style-name="T29_23">PDP</text:span></text:a></text:span><text:span text:style-name="T29_24"><text:s/></text:span><text:span text:style-name="T29_25">o</text:span><text:span text:style-name="T29_26"><text:s/></text:span><text:span text:style-name="T29_27"><text:a xlink:type="simple" xlink:href="http://data.buenosaires.gob.ar"><text:span text:style-name="T29_28">BAData</text:span></text:a></text:span><text:span text:style-name="T29_29"><text:s/></text:span><text:span text:style-name="T29_30">y</text:span><text:span text:style-name="T29_31"><text:s/></text:span><text:span text:style-name="T29_32">privado</text:span><text:span text:style-name="T29_33">:<text:s/></text:span><text:span text:style-name="T29_34"><text:a xlink:type="simple" xlink:href="http://data.lanacion.com.ar/dashboards/4610/indicadores-generales/"><text:span text:style-name="T29_35">LNData</text:span></text:a></text:span><text:span text:style-name="T29_36">)</text:span></text:p>
      <text:p text:style-name="P30"><text:span text:style-name="T30_1">El</text:span><text:span text:style-name="T30_2"><text:s/></text:span><text:span text:style-name="T30_3">trabajo</text:span><text:span text:style-name="T30_4"><text:s/></text:span><text:span text:style-name="T30_5">colaborativo</text:span><text:span text:style-name="T30_6">:<text:s/></text:span><text:span text:style-name="T30_7">Hackatones</text:span><text:span text:style-name="T30_8"><text:s/>(</text:span><text:span text:style-name="T30_9"><text:a xlink:type="simple" xlink:href="http://programar.gob.ar/"><text:span text:style-name="T30_10">Program</text:span></text:a></text:span><text:span text:style-name="T30_11"><text:a xlink:type="simple" xlink:href="http://programar.gob.ar/"><text:span text:style-name="T30_12">.</text:span></text:a></text:span><text:span text:style-name="T30_13"><text:a xlink:type="simple" xlink:href="http://programar.gob.ar/"><text:span text:style-name="T30_14">ar</text:span></text:a></text:span><text:span text:style-name="T30_15">,<text:s/></text:span><text:span text:style-name="T30_16"><text:a xlink:type="simple" xlink:href="http://www.meetup.com/hackshackersba/"><text:span text:style-name="T30_17">HHBA</text:span></text:a></text:span><text:span text:style-name="T30_18">,<text:s/></text:span><text:span text:style-name="T30_19"><text:a xlink:type="simple" xlink:href="http://www.meetup.com/nardoz/"><text:span text:style-name="T30_20">Nardoz</text:span></text:a></text:span><text:span text:style-name="T30_21">,<text:s/></text:span><text:span text:style-name="T30_22">GarageLab</text:span><text:span text:style-name="T30_23">,<text:s/></text:span><text:span text:style-name="T30_24">etc</text:span><text:span text:style-name="T30_25">)<text:s/></text:span><text:span text:style-name="T30_26">y</text:span><text:span text:style-name="T30_27"><text:s/></text:span><text:span text:style-name="T30_28">comunidades</text:span><text:span text:style-name="T30_29"><text:s/></text:span><text:span text:style-name="T30_30">open</text:span><text:span text:style-name="T30_31"><text:s/></text:span><text:span text:style-name="T30_32">data</text:span><text:span text:style-name="T30_33"><text:s/>(</text:span><text:span text:style-name="T30_34"><text:a xlink:type="simple" xlink:href="http://opendatacordoba.org/blog/cuantas-personas-votan-por-cada-domicilio/"><text:span text:style-name="T30_35">OpenData</text:span></text:a></text:span><text:span text:style-name="T30_36"><text:a xlink:type="simple" xlink:href="http://opendatacordoba.org/blog/cuantas-personas-votan-por-cada-domicilio/"><text:span text:style-name="T30_37"><text:s/></text:span></text:a></text:span><text:span text:style-name="T30_38"><text:a xlink:type="simple" xlink:href="http://opendatacordoba.org/blog/cuantas-personas-votan-por-cada-domicilio/"><text:span text:style-name="T30_39">Córdoba</text:span></text:a></text:span><text:span text:style-name="T30_40">),<text:s/></text:span><text:span text:style-name="T30_41">Andy</text:span><text:span text:style-name="T30_42"><text:s/></text:span><text:span text:style-name="T30_43">Tow</text:span><text:span text:style-name="T30_44"><text:s/>(</text:span><text:span text:style-name="T30_45"><text:a xlink:type="simple" xlink:href="http://elecciones.andytow.com/"><text:span text:style-name="T30_46">cartogramas</text:span></text:a></text:span><text:span text:style-name="T30_47">,<text:s/></text:span><text:span text:style-name="T30_48"><text:a xlink:type="simple" xlink:href="http://paso2015.andytow.com/"><text:span text:style-name="T30_49">Paso</text:span></text:a></text:span><text:span text:style-name="T30_50"><text:a xlink:type="simple" xlink:href="http://paso2015.andytow.com/"><text:span text:style-name="T30_51">2015</text:span></text:a></text:span><text:span text:style-name="T30_52">,<text:s/></text:span><text:span text:style-name="T30_53"><text:a xlink:type="simple" xlink:href="http://www.andytow.com/blog/2015/06/29/cartograma-de-renovacion-legislativa/"><text:span text:style-name="T30_54">Cartograma</text:span></text:a></text:span><text:span text:style-name="T30_55"><text:a xlink:type="simple" xlink:href="http://www.andytow.com/blog/2015/06/29/cartograma-de-renovacion-legislativa/"><text:span text:style-name="T30_56"><text:s/></text:span></text:a></text:span><text:span text:style-name="T30_57"><text:a xlink:type="simple" xlink:href="http://www.andytow.com/blog/2015/06/29/cartograma-de-renovacion-legislativa/"><text:span text:style-name="T30_58">renovación</text:span></text:a></text:span><text:span text:style-name="T30_59"><text:a xlink:type="simple" xlink:href="http://www.andytow.com/blog/2015/06/29/cartograma-de-renovacion-legislativa/"><text:span text:style-name="T30_60"><text:s/></text:span></text:a></text:span><text:span text:style-name="T30_61"><text:a xlink:type="simple" xlink:href="http://www.andytow.com/blog/2015/06/29/cartograma-de-renovacion-legislativa/"><text:span text:style-name="T30_62">legislativa</text:span></text:a></text:span><text:span text:style-name="T30_63">,<text:s/></text:span><text:span text:style-name="T30_64"><text:a xlink:type="simple" xlink:href="http://www.larutaelectoral.com.ar/"><text:span text:style-name="T30_65">Ruta</text:span></text:a></text:span><text:span text:style-name="T30_66"><text:a xlink:type="simple" xlink:href="http://www.larutaelectoral.com.ar/"><text:span text:style-name="T30_67"><text:s/></text:span></text:a></text:span><text:span text:style-name="T30_68"><text:a xlink:type="simple" xlink:href="http://www.larutaelectoral.com.ar/"><text:span text:style-name="T30_69">electoral</text:span></text:a></text:span><text:span text:style-name="T30_70">,<text:s/></text:span><text:span text:style-name="T30_71"><text:a xlink:type="simple" xlink:href="http://www.andytow.com/blog/saqueos/"><text:span text:style-name="T30_72">Saqueos</text:span></text:a></text:span><text:span text:style-name="T30_73"><text:a xlink:type="simple" xlink:href="http://www.andytow.com/blog/saqueos/"><text:span text:style-name="T30_74"><text:s/></text:span></text:a></text:span><text:span text:style-name="T30_75"><text:a xlink:type="simple" xlink:href="http://www.andytow.com/blog/saqueos/"><text:span text:style-name="T30_76">en</text:span></text:a></text:span><text:span text:style-name="T30_77"><text:a xlink:type="simple" xlink:href="http://www.andytow.com/blog/saqueos/"><text:span text:style-name="T30_78"><text:s/></text:span></text:a></text:span><text:span text:style-name="T30_79"><text:a xlink:type="simple" xlink:href="http://www.andytow.com/blog/saqueos/"><text:span text:style-name="T30_80">Córdoba</text:span></text:a></text:span><text:span text:style-name="T30_81">),<text:s/></text:span><text:span text:style-name="T30_82">Manuel</text:span><text:span text:style-name="T30_83"><text:s/></text:span><text:span text:style-name="T30_84">Aristarain</text:span><text:span text:style-name="T30_85"><text:s/>(</text:span><text:span text:style-name="T30_86"><text:a xlink:type="simple" xlink:href="https://github.com/jazzido/d3micromaps"><text:span text:style-name="T30_87">Micromaps</text:span></text:a></text:span><text:span text:style-name="T30_88">).</text:span></text:p>
      <text:p text:style-name="P31"><text:span text:style-name="T31_1">Ejemplos</text:span><text:span text:style-name="T31_2"><text:s/></text:span><text:span text:style-name="T31_3">de</text:span><text:span text:style-name="T31_4"><text:s/></text:span><text:span text:style-name="T31_5">visualización</text:span><text:span text:style-name="T31_6"><text:s/></text:span><text:span text:style-name="T31_7">de</text:span><text:span text:style-name="T31_8"><text:s/></text:span><text:span text:style-name="T31_9">datos</text:span><text:span text:style-name="T31_10"><text:s/></text:span><text:span text:style-name="T31_11">cartográficos</text:span><text:span text:style-name="T31_12">;<text:s/></text:span><text:span text:style-name="T31_13">el</text:span><text:span text:style-name="T31_14"><text:s/></text:span><text:span text:style-name="T31_15">uso</text:span><text:span text:style-name="T31_16"><text:s/></text:span><text:span text:style-name="T31_17">de</text:span><text:span text:style-name="T31_18"><text:s/></text:span><text:span text:style-name="T31_19">clusters</text:span><text:span text:style-name="T31_20">,<text:s/></text:span><text:span text:style-name="T31_21">mapas</text:span><text:span text:style-name="T31_22"><text:s/></text:span><text:span text:style-name="T31_23">de</text:span><text:span text:style-name="T31_24"><text:s/></text:span><text:span text:style-name="T31_25">intensidad</text:span><text:span text:style-name="T31_26"><text:s/></text:span><text:span text:style-name="T31_27">y</text:span><text:span text:style-name="T31_28"><text:s/></text:span><text:span text:style-name="T31_29">calor</text:span><text:span text:style-name="T31_30">,<text:s/></text:span><text:span text:style-name="T31_31">señalización</text:span><text:span text:style-name="T31_32"><text:s/></text:span><text:span text:style-name="T31_33">espacial</text:span><text:span text:style-name="T31_34">,<text:s/></text:span><text:span text:style-name="T31_35">etc</text:span><text:span text:style-name="T31_36">.,<text:s/></text:span><text:span text:style-name="T31_37">la</text:span><text:span text:style-name="T31_38"><text:s/></text:span><text:span text:style-name="T31_39">dimensión</text:span><text:span text:style-name="T31_40"><text:s/></text:span><text:span text:style-name="T31_41">temporal</text:span><text:span text:style-name="T31_42"><text:s/></text:span><text:span text:style-name="T31_43">en</text:span><text:span text:style-name="T31_44"><text:s/></text:span><text:span text:style-name="T31_45">los</text:span><text:span text:style-name="T31_46"><text:s/></text:span><text:span text:style-name="T31_47">mapas</text:span><text:span text:style-name="T31_48">.</text:span></text:p>
      <text:p text:style-name="P32"><text:span text:style-name="T32_1">Normalización</text:span><text:span text:style-name="T32_2"><text:s/></text:span><text:span text:style-name="T32_3">de</text:span><text:span text:style-name="T32_4"><text:s/></text:span><text:span text:style-name="T32_5">datos</text:span><text:span text:style-name="T32_6"><text:s/></text:span><text:span text:style-name="T32_7">con</text:span><text:span text:style-name="T32_8"><text:s/></text:span><text:span text:style-name="T32_9">OpenRefine</text:span><text:span text:style-name="T32_10">.</text:span></text:p>
      <text:h text:style-name="P33" text:outline-level="10"><text:bookmark-start text:name="h.crkn1ftf68xb"/><text:bookmark-end text:name="h.crkn1ftf68xb"/><text:span text:style-name="T33_1">Clase</text:span><text:span text:style-name="T33_2"><text:s/>2</text:span></text:h>
      <text:p text:style-name="P34"><text:span text:style-name="T34_1">Presentación</text:span><text:span text:style-name="T34_2"><text:s/></text:span><text:span text:style-name="T34_3">y</text:span><text:span text:style-name="T34_4"><text:s/></text:span><text:span text:style-name="T34_5">uso</text:span><text:span text:style-name="T34_6"><text:s/></text:span><text:span text:style-name="T34_7">práctico</text:span><text:span text:style-name="T34_8"><text:s/></text:span><text:span text:style-name="T34_9">de</text:span><text:span text:style-name="T34_10"><text:s/></text:span><text:span text:style-name="T34_11">tecnologías</text:span><text:span text:style-name="T34_12"><text:s/></text:span><text:span text:style-name="T34_13">disponibles</text:span><text:span text:style-name="T34_14">:<text:s/></text:span><text:span text:style-name="T34_15">cómo</text:span><text:span text:style-name="T34_16"><text:s/></text:span><text:span text:style-name="T34_17">geolocalizar</text:span><text:span text:style-name="T34_18"><text:s/></text:span><text:span text:style-name="T34_19">con</text:span><text:span text:style-name="T34_20"><text:s/></text:span><text:span text:style-name="T34_21">CartoDb</text:span><text:span text:style-name="T34_22">,<text:s/></text:span><text:span text:style-name="T34_23">OpenStreetMap</text:span><text:span text:style-name="T34_24">,<text:s/></text:span><text:span text:style-name="T34_25">FusionTables</text:span><text:span text:style-name="T34_26">.<text:s/></text:span></text:p>
      <text:p text:style-name="P35"><text:span text:style-name="T35_1">Análisis</text:span><text:span text:style-name="T35_2"><text:s/></text:span><text:span text:style-name="T35_3">de</text:span><text:span text:style-name="T35_4"><text:s/></text:span><text:span text:style-name="T35_5">casos</text:span><text:span text:style-name="T35_6"><text:s/></text:span><text:span text:style-name="T35_7">con</text:span><text:span text:style-name="T35_8"><text:s/></text:span><text:span text:style-name="T35_9">los</text:span><text:span text:style-name="T35_10"><text:s/></text:span><text:span text:style-name="T35_11">servicios</text:span><text:span text:style-name="T35_12"><text:s/></text:span><text:span text:style-name="T35_13">de</text:span><text:span text:style-name="T35_14"><text:s/></text:span><text:span text:style-name="T35_15">CartoDb</text:span><text:span text:style-name="T35_16">,<text:s/></text:span><text:span text:style-name="T35_17">FusionTables</text:span><text:span text:style-name="T35_18">,<text:s/></text:span><text:span text:style-name="T35_19">ArgenMap</text:span><text:span text:style-name="T35_20"><text:s/></text:span><text:span text:style-name="T35_21">y</text:span><text:span text:style-name="T35_22"><text:s/></text:span><text:span text:style-name="T35_23">StoryMap</text:span><text:span text:style-name="T35_24">;<text:s/></text:span><text:span text:style-name="T35_25">el</text:span><text:span text:style-name="T35_26"><text:s/></text:span><text:span text:style-name="T35_27">proyecto</text:span><text:span text:style-name="T35_28"><text:s/></text:span><text:span text:style-name="T35_29">Mapa</text:span><text:span text:style-name="T35_30"><text:s/></text:span><text:span text:style-name="T35_31">Educativo</text:span><text:span text:style-name="T35_32"><text:s/></text:span><text:span text:style-name="T35_33">del</text:span><text:span text:style-name="T35_34"><text:s/></text:span><text:span text:style-name="T35_35">Ministerio</text:span><text:span text:style-name="T35_36"><text:s/></text:span><text:span text:style-name="T35_37">de</text:span><text:span text:style-name="T35_38"><text:s/></text:span><text:span text:style-name="T35_39">Educación</text:span><text:span text:style-name="T35_40"><text:s/></text:span><text:span text:style-name="T35_41">y</text:span><text:span text:style-name="T35_42"><text:s/></text:span><text:span text:style-name="T35_43">la</text:span><text:span text:style-name="T35_44"><text:s/></text:span><text:span text:style-name="T35_45">Infraestructura</text:span><text:span text:style-name="T35_46"><text:s/></text:span><text:span text:style-name="T35_47">de</text:span><text:span text:style-name="T35_48"><text:s/></text:span><text:span text:style-name="T35_49">Datos</text:span><text:span text:style-name="T35_50"><text:s/></text:span><text:span text:style-name="T35_51">Espaciales</text:span><text:span text:style-name="T35_52"><text:s/></text:span><text:span text:style-name="T35_53">de</text:span><text:span text:style-name="T35_54"><text:s/></text:span><text:span text:style-name="T35_55">Argentina</text:span><text:span text:style-name="T35_56"><text:s/>(</text:span><text:span text:style-name="T35_57">IDERA</text:span><text:span text:style-name="T35_58">).<text:s/></text:span></text:p>
      <text:p text:style-name="P36"><text:span text:style-name="T36_1">El</text:span><text:span text:style-name="T36_2"><text:s/></text:span><text:span text:style-name="T36_3">poder</text:span><text:span text:style-name="T36_4"><text:s/></text:span><text:span text:style-name="T36_5">cartográfico</text:span><text:span text:style-name="T36_6"><text:s/></text:span><text:span text:style-name="T36_7">de</text:span><text:span text:style-name="T36_8"><text:s/></text:span><text:span text:style-name="T36_9">Google</text:span><text:span text:style-name="T36_10"><text:s/></text:span><text:span text:style-name="T36_11">vs</text:span><text:span text:style-name="T36_12">.<text:s/></text:span><text:span text:style-name="T36_13">el</text:span><text:span text:style-name="T36_14"><text:s/></text:span><text:span text:style-name="T36_15">proyecto</text:span><text:span text:style-name="T36_16"><text:s/></text:span><text:span text:style-name="T36_17">OpenStreetMap</text:span><text:span text:style-name="T36_18"><text:s/>(</text:span><text:span text:style-name="T36_19">OSM</text:span><text:span text:style-name="T36_20"><text:s/></text:span><text:span text:style-name="T36_21">y</text:span><text:span text:style-name="T36_22"><text:s/></text:span><text:span text:style-name="T36_23">Wikimapia</text:span><text:span text:style-name="T36_24">)<text:s/></text:span><text:span text:style-name="T36_25">y</text:span><text:span text:style-name="T36_26"><text:s/></text:span><text:span text:style-name="T36_27">la</text:span><text:span text:style-name="T36_28"><text:s/></text:span><text:span text:style-name="T36_29">construcción</text:span><text:span text:style-name="T36_30"><text:s/></text:span><text:span text:style-name="T36_31">colaborativa</text:span><text:span text:style-name="T36_32"><text:s/></text:span><text:span text:style-name="T36_33">y</text:span><text:span text:style-name="T36_34"><text:s/></text:span><text:span text:style-name="T36_35">abierta</text:span><text:span text:style-name="T36_36"><text:s/></text:span><text:span text:style-name="T36_37">de</text:span><text:span text:style-name="T36_38"><text:s/></text:span><text:span text:style-name="T36_39">la</text:span><text:span text:style-name="T36_40"><text:s/></text:span><text:span text:style-name="T36_41">cartografía</text:span><text:span text:style-name="T36_42">.</text:span></text:p>
      <text:h text:style-name="P37" text:outline-level="10"><text:bookmark-start text:name="h.1gcldw2xd8hx"/><text:bookmark-end text:name="h.1gcldw2xd8hx"/><text:span text:style-name="T37_1">Clase</text:span><text:span text:style-name="T37_2"><text:s/>3</text:span></text:h>
      <text:p text:style-name="P38"><text:span text:style-name="T38_1">Fuentes</text:span><text:span text:style-name="T38_2"><text:s/></text:span><text:span text:style-name="T38_3">de</text:span><text:span text:style-name="T38_4"><text:s/></text:span><text:span text:style-name="T38_5">datos</text:span><text:span text:style-name="T38_6"><text:s/></text:span><text:span text:style-name="T38_7">primarias</text:span><text:span text:style-name="T38_8">;<text:s/></text:span><text:span text:style-name="T38_9">el</text:span><text:span text:style-name="T38_10"><text:s/></text:span><text:span text:style-name="T38_11">Sistema</text:span><text:span text:style-name="T38_12"><text:s/></text:span><text:span text:style-name="T38_13">Nacional</text:span><text:span text:style-name="T38_14"><text:s/></text:span><text:span text:style-name="T38_15">de</text:span><text:span text:style-name="T38_16"><text:s/></text:span><text:span text:style-name="T38_17">Datos</text:span><text:span text:style-name="T38_18"><text:s/></text:span><text:span text:style-name="T38_19">Públicos</text:span><text:span text:style-name="T38_20"><text:s/>(</text:span><text:span text:style-name="T38_21">SINDAP</text:span><text:span text:style-name="T38_22">)<text:s/></text:span><text:span text:style-name="T38_23">y</text:span><text:span text:style-name="T38_24"><text:s/></text:span><text:span text:style-name="T38_25">otras</text:span><text:span text:style-name="T38_26"><text:s/></text:span><text:span text:style-name="T38_27">fuentes</text:span><text:span text:style-name="T38_28"><text:s/></text:span><text:span text:style-name="T38_29">de</text:span><text:span text:style-name="T38_30"><text:s/></text:span><text:span text:style-name="T38_31">datos</text:span><text:span text:style-name="T38_32">.<text:s/></text:span><text:span text:style-name="T38_33">Uso</text:span><text:span text:style-name="T38_34"><text:s/></text:span><text:span text:style-name="T38_35">de</text:span><text:span text:style-name="T38_36"><text:s/></text:span><text:span text:style-name="T38_37">BAHRA</text:span><text:span text:style-name="T38_38"><text:s/>(</text:span><text:span text:style-name="T38_39">cartografía</text:span><text:span text:style-name="T38_40"><text:s/></text:span><text:span text:style-name="T38_41">oficial</text:span><text:span text:style-name="T38_42"><text:s/></text:span><text:span text:style-name="T38_43">de</text:span><text:span text:style-name="T38_44"><text:s/></text:span><text:span text:style-name="T38_45">argentina</text:span><text:span text:style-name="T38_46">)<text:s/></text:span><text:span text:style-name="T38_47">y</text:span><text:span text:style-name="T38_48"><text:s/></text:span><text:span text:style-name="T38_49">los</text:span><text:span text:style-name="T38_50"><text:s/></text:span><text:span text:style-name="T38_51">servicios</text:span><text:span text:style-name="T38_52"><text:s/></text:span><text:span text:style-name="T38_53">de</text:span><text:span text:style-name="T38_54"><text:s/></text:span><text:span text:style-name="T38_55">geocodificación</text:span><text:span text:style-name="T38_56"><text:s/>(</text:span><text:span text:style-name="T38_57">OSM</text:span><text:span text:style-name="T38_58">,<text:s/></text:span><text:span text:style-name="T38_59">Google</text:span><text:span text:style-name="T38_60">,<text:s/></text:span><text:span text:style-name="T38_61">CartoDB</text:span><text:span text:style-name="T38_62">,<text:s/></text:span><text:span text:style-name="T38_63">etc</text:span><text:span text:style-name="T38_64">).<text:s/></text:span><text:span text:style-name="T38_65">Los</text:span><text:span text:style-name="T38_66"><text:s/></text:span><text:span text:style-name="T38_67">usos</text:span><text:span text:style-name="T38_68"><text:s/></text:span><text:span text:style-name="T38_69">posibles</text:span><text:span text:style-name="T38_70"><text:s/></text:span><text:span text:style-name="T38_71">de</text:span><text:span text:style-name="T38_72"><text:s/></text:span><text:span text:style-name="T38_73">la</text:span><text:span text:style-name="T38_74"><text:s/></text:span><text:span text:style-name="T38_75">información</text:span><text:span text:style-name="T38_76"><text:s/></text:span><text:span text:style-name="T38_77">cartográfica</text:span><text:span text:style-name="T38_78">;<text:s/></text:span><text:span text:style-name="T38_79">la</text:span><text:span text:style-name="T38_80"><text:s/></text:span><text:span text:style-name="T38_81">proyección</text:span><text:span text:style-name="T38_82"><text:s/></text:span><text:span text:style-name="T38_83">del</text:span><text:span text:style-name="T38_84"><text:s/></text:span><text:span text:style-name="T38_85">BigData</text:span><text:span text:style-name="T38_86"><text:s/></text:span><text:span text:style-name="T38_87">y</text:span><text:span text:style-name="T38_88"><text:s/></text:span><text:span text:style-name="T38_89">la</text:span><text:span text:style-name="T38_90"><text:s/></text:span><text:span text:style-name="T38_91">Internet</text:span><text:span text:style-name="T38_92"><text:s/></text:span><text:span text:style-name="T38_93">de</text:span><text:span text:style-name="T38_94"><text:s/></text:span><text:span text:style-name="T38_95">las</text:span><text:span text:style-name="T38_96"><text:s/></text:span><text:span text:style-name="T38_97">cosas</text:span><text:span text:style-name="T38_98"><text:s/>(</text:span><text:span text:style-name="T38_99">IoT</text:span><text:span text:style-name="T38_100">)<text:s/></text:span><text:span text:style-name="T38_101">en</text:span><text:span text:style-name="T38_102"><text:s/></text:span><text:span text:style-name="T38_103">la</text:span><text:span text:style-name="T38_104"><text:s/></text:span><text:span text:style-name="T38_105">dimensión</text:span><text:span text:style-name="T38_106"><text:s/></text:span><text:span text:style-name="T38_107">geoespacial</text:span><text:span text:style-name="T38_108">.</text:span></text:p>
      <text:h text:style-name="P39" text:outline-level="10"><text:bookmark-start text:name="h.yo279875nuiy"/><text:bookmark-end text:name="h.yo279875nuiy"/><text:span text:style-name="T39_1">Clase</text:span><text:span text:style-name="T39_2"><text:s/>4</text:span></text:h>
      <text:p text:style-name="P40"><text:span text:style-name="T40_1">La</text:span><text:span text:style-name="T40_2"><text:s/></text:span><text:span text:style-name="T40_3">frontera</text:span><text:span text:style-name="T40_4"><text:s/></text:span><text:span text:style-name="T40_5">de</text:span><text:span text:style-name="T40_6"><text:s/></text:span><text:span text:style-name="T40_7">los</text:span><text:span text:style-name="T40_8"><text:s/></text:span><text:span text:style-name="T40_9">datos</text:span><text:span text:style-name="T40_10"><text:s/></text:span><text:span text:style-name="T40_11">cartográficos</text:span><text:span text:style-name="T40_12">.</text:span></text:p>
      <text:p text:style-name="P41"><text:span text:style-name="T41_1">El</text:span><text:span text:style-name="T41_2"><text:s/></text:span><text:span text:style-name="T41_3">uso</text:span><text:span text:style-name="T41_4"><text:s/></text:span><text:span text:style-name="T41_5">de</text:span><text:span text:style-name="T41_6"><text:s/></text:span><text:span text:style-name="T41_7">APIs</text:span><text:span text:style-name="T41_8">.<text:s/></text:span></text:p>
      <text:p text:style-name="P4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